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justify"/>
    </style:style>
    <style:style style:name="T2" style:parent-style-name="DefaultParagraphFont" style:family="text">
      <style:text-properties fo:font-weight="bold" style:font-weight-asian="bold" style:font-weight-complex="bold" fo:font-size="14pt" style:font-size-asian="14pt" style:font-size-complex="14pt"/>
    </style:style>
    <style:style style:name="T3" style:parent-style-name="DefaultParagraphFont" style:family="text">
      <style:text-properties fo:font-weight="bold" style:font-weight-asian="bold" style:font-weight-complex="bold" fo:font-size="13pt" style:font-size-asian="13pt" style:font-size-complex="13pt"/>
    </style:style>
    <style:style style:name="T4" style:parent-style-name="DefaultParagraphFont" style:family="text">
      <style:text-properties fo:font-weight="bold" style:font-weight-asian="bold" style:font-weight-complex="bold" fo:font-size="14pt" style:font-size-asian="14pt" style:font-size-complex="14pt"/>
    </style:style>
    <style:style style:name="P5" style:parent-style-name="Standard" style:family="paragraph">
      <style:paragraph-properties fo:text-align="justify"/>
      <style:text-properties fo:font-size="14pt" style:font-size-asian="14pt" style:font-size-complex="14pt" style:text-underline-type="single" style:text-underline-style="solid" style:text-underline-width="auto" style:text-underline-mode="continuous"/>
    </style:style>
    <style:style style:name="P6" style:parent-style-name="Standard" style:family="paragraph">
      <style:paragraph-properties fo:text-align="justify"/>
    </style:style>
    <style:style style:name="T7"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P8" style:parent-style-name="Standard" style:family="paragraph">
      <style:paragraph-properties fo:text-align="justify"/>
      <style:text-properties fo:font-size="14pt" style:font-size-asian="14pt" style:font-size-complex="14pt" style:text-underline-type="single" style:text-underline-style="solid" style:text-underline-width="auto" style:text-underline-mode="continuous"/>
    </style:style>
    <style:style style:name="P9" style:parent-style-name="Standard" style:family="paragraph">
      <style:paragraph-properties fo:text-align="justify"/>
      <style:text-properties fo:font-size="13pt" style:font-size-asian="13pt" style:font-size-complex="13pt" style:text-underline-type="single" style:text-underline-style="solid" style:text-underline-width="auto" style:text-underline-mode="continuous"/>
    </style:style>
    <style:style style:name="P10" style:parent-style-name="Standard" style:family="paragraph">
      <style:paragraph-properties fo:text-align="justify"/>
      <style:text-properties fo:font-weight="bold" style:font-weight-asian="bold" style:font-weight-complex="bold"/>
    </style:style>
    <style:style style:name="P11" style:parent-style-name="Standard" style:family="paragraph">
      <style:paragraph-properties fo:text-align="justify"/>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style="italic" style:font-style-asian="italic" style:font-style-complex="italic"/>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text-properties fo:font-style="italic" style:font-style-asian="italic" style:font-style-complex="italic"/>
    </style:style>
    <style:style style:name="P25" style:parent-style-name="Standard" style:family="paragraph">
      <style:paragraph-properties fo:text-align="justify"/>
    </style:style>
    <style:style style:name="T26" style:parent-style-name="DefaultParagraphFont" style:family="text">
      <style:text-properties fo:font-weight="bold" style:font-weight-asian="bold" style:font-weight-complex="bold" fo:font-style="italic" style:font-style-asian="italic" style:font-style-complex="italic"/>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style="italic" style:font-style-asian="italic" style:font-style-complex="italic"/>
    </style:style>
    <style:style style:name="P29" style:parent-style-name="Standard" style:family="paragraph">
      <style:paragraph-properties fo:text-align="justify"/>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style="italic" style:font-style-asian="italic" style:font-style-complex="italic"/>
    </style:style>
    <style:style style:name="T32" style:parent-style-name="DefaultParagraphFont" style:family="text">
      <style:text-properties fo:font-style="italic" style:font-style-asian="italic" style:font-style-complex="italic"/>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text-properties style:text-underline-type="single" style:text-underline-style="solid" style:text-underline-width="auto" style:text-underline-mode="continuous"/>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text-properties style:text-underline-type="single" style:text-underline-style="solid" style:text-underline-width="auto" style:text-underline-mode="continuous"/>
    </style:style>
    <style:style style:name="P47" style:parent-style-name="Standard" style:family="paragraph">
      <style:paragraph-properties fo:text-align="justify"/>
      <style:text-properties style:text-underline-type="single" style:text-underline-style="solid" style:text-underline-width="auto" style:text-underline-mode="continuous"/>
    </style:style>
    <style:style style:name="P48" style:parent-style-name="Standard" style:family="paragraph">
      <style:paragraph-properties fo:text-align="justify"/>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office:automatic-styles>
  <office:body>
    <office:text text:use-soft-page-breaks="true">
      <text:p text:style-name="P1"><text:span text:style-name="T2">Seminar 5</text:span><text:span text:style-name="T3"><text:s text:c="101"/></text:span><text:span text:style-name="T4"><text:s/></text:span></text:p>
      <text:p text:style-name="P5">Proiectarea obiectuala (detaliata)<text:s/></text:p>
      <text:p text:style-name="P6"><text:span text:style-name="T7">Modele dinamice ale unui sistem</text:span></text:p>
      <text:p text:style-name="P8">Diagrame UML de comunicare –<text:s/>introducere. Diagrame UML de secvența - fixare</text:p>
      <text:p text:style-name="P9"/>
      <text:p text:style-name="P10"/>
      <text:p text:style-name="P11">Într-un sistem orientat-obiect, obiectele comunica intre ele prin schimb de mesaje. Un<text:s/><text:span text:style-name="T12">mesaj</text:span><text:s/>transmis unui<text:s/><text:span text:style-name="T13">obiect</text:span><text:s/>are ca și efect apelul unei<text:s/><text:span text:style-name="T14">metode</text:span><text:s/>din clasa obiectului ținta, ceea ce determina, în general, la rândul sau, transmiterea de noi mesaje către obiectele din sistem.</text:p>
      <text:p text:style-name="P15"/>
      <text:p text:style-name="P16"><text:span text:style-name="T17">Diagramele UML de comunicare</text:span><text:s/>fac parte din categoria<text:s/><text:span text:style-name="T18">diagramelor de interacțiune</text:span><text:s/>(aici intra și<text:s/><text:span text:style-name="T19">diagramele de secventa</text:span>, abordate în seminarul anterior). Diagramele de interacțiune surprind comportamentul dinamic al sistemului, prin prisma interactiunilor dintre obiectele care îl compun, cu scopul oferirii functionalitatii cerute.</text:p>
      <text:p text:style-name="P20"/>
      <text:p text:style-name="P21">Cele doua tipuri de diagrame de interacțiune mentionate anterior sunt echivalente; informația redata de acestea este aceeasi, doar perspectiva difera (la nivelul instrumentelor CASE, exista posibilitatea generarii automate a unui tip de diagrama din celalalt). In diagrama de secvența primeaza perspectiva temporala (secventierea, în timp, a mesajelor transmise în cadrul interactiunii), în timp ce, la nivelul diagramei de comunicare, accentul cade pe evidentierea comunicarii/legaturilor dintre obiectele participante. Alegerea unui anumit tip de diagrama depinde de tipul interactiunii: dacă numărul de obiecte participante este mare, dar numărul de mesaje transmise e mic, se recomanda utilizarea unei diagrame de comunicare (cea de secvența s-ar extinde mult pe orizontala, putinele mesaje transmise fiind greu de urmărit); dacă numărul de mesaje e mare și numărul de obiecte participante mai mic, se opteaza pentru o diagrama de secvența.</text:p>
      <text:p text:style-name="P22"/>
      <text:p text:style-name="P23">In etapa de proiectare, o diagrama de interacțiune se utilizeaza, de regula, pentru a reprezenta un scenariu asociat unui caz de utilizare (= o interacțiune concreta, în care se cunoaște numărul de pași dintr-un ciclu sau alternativa aleasa). Ea poate fi utilizata însă și pentru reprezentarea unui caz de utilizare în ansamblu (exista mecanisme de descriere a alternativelor și ciclurilor) sau a comportamentului asociat unei operatii.</text:p>
      <text:p text:style-name="P24"/>
      <text:p text:style-name="P25"><text:span text:style-name="T26">Exemplu</text:span><text:span text:style-name="T27"><text:s/>(atasat)</text:span><text:span text:style-name="T28">:</text:span></text:p>
      <text:p text:style-name="P29">-<text:span text:style-name="T30"><text:s/></text:span>Diagramele de secvența/comunicare aferente scenariului normal al cazului de utilizare<text:s/><text:span text:style-name="T31">Upload Syllabus (incarcare syllabus/fisa disciplinei pentru un curs)<text:s/></text:span>al unui sistem de gestiune a activitatilor din mediul academic (<text:span text:style-name="T32">SEMS</text:span>)</text:p>
      <text:p text:style-name="P33"/>
      <text:p text:style-name="P34">-<text:s/>Fragmentul din diagrama de clase aferenta modelului structural de proiectare, incluzand clasele obiectelor care participa la interacțiunea descrisa prin diagramele de secvența/comunicare de la punctul precedent și relatiile stabilite intre acestea (asocieri și dependente).</text:p>
      <text:p text:style-name="P35"/>
      <text:p text:style-name="P36">Reguli privind realizarea diagramei de comunicare:</text:p>
      <text:p text:style-name="P37"/>
      <text:p text:style-name="P38">1. Fiecarui obiect participant la interacțiune ii corespunde care o<text:s/><text:span text:style-name="T39">linie de viața</text:span><text:s/>(<text:span text:style-name="T40">lifeline</text:span>) la nivelul diagramei.</text:p>
      <text:p text:style-name="P41"/>
      <text:p text:style-name="P42">2. Mesajele se reprezintă ca și săgeți etichetate cu numele<text:s/>metodelor/operatiilor cărora le corespund + argumente.</text:p>
      <text:p text:style-name="P43"/>
      <text:p text:style-name="P44">3. Mesajele trebuie numerotate imbricat (se va găsi o alternativa, în cazul în care instrumentul CASE nu ofera aceasta functionalitate).</text:p>
      <text:p text:style-name="P45"/>
      <text:p text:style-name="P46">Observatii:</text:p>
      <text:p text:style-name="P47"/>
      <text:p text:style-name="P48">1. Exemplul prezentat are la baza o arhitectura în care obiectele<text:s/><text:span text:style-name="T49">control</text:span><text:s/>corespund cazurilor de utilizare; un obiect<text:s/><text:span text:style-name="T50">control</text:span><text:s/>e creat de obiectul<text:s/><text:span text:style-name="T51">boundary</text:span><text:s/>care initiaza cazul de utilizare, urmând ca, ulterior, acesta să fie responsabil de crearea de noi obiecte <text:s/><text:span text:style-name="T52">boundary<text:s/></text:span>(vezi curs).</text:p>
      <text:p text:style-name="P53"/>
      <text:p text:style-name="P54">2. ! Pentru activitatea de laborator, diagramele de secvența/comunicare realizate vor reflecta arhitectura aleasa <text:s/>pentru dezvoltarea sistemului, cu sabloanele de comunicare aferente; exemplul de seminar are doar caracter orientativ, pentru a înțelege regulile pe baza cărora (în etapa de proiectare detaliata) se elaboreaza diagramele de interacțiune și se rafineaza diagrama de clase aferenta modelului conceptual (corespunzatoare etapei de analiza).</text:p>
      <text:p text:style-name="P55"/>
      <text:p text:style-name="P56">3. În evaluarea activitatii de laborator, se va urmări sincronizarea dintre diagramele de comunicare și diagramele de secvența corespunzatoare, precum și intre diagramele de interacțiune și cod.</text:p>
      <text:p text:style-name="P57"/>
      <text:p text:style-name="P58">4. Relativ la realizarea diagramelor aferente fazei de proiectare cu ajutorul instrumentului StarUML (se considera o structura a proiectului conforma template-ului UML Conventional):</text:p>
      <text:p text:style-name="P59"/>
      <text:p text:style-name="P60">- tot ceea ce tine de proiectare (model structural - diagrama de clase rafinata + model dinamic - diagrame de secventa și comunicare) trebuie inclus in proiect in partea de Design Model (anterior, modelul functional a fost inclus la sectiunea UseCase Model, iar cel conceptual la sectiunea Analysis Model).</text:p>
      <text:p text:style-name="P61"/>
      <text:p text:style-name="P62">- trebuie lucrat in paralel pe partea de model structural si model dinamic, dupa cum urmeaza:</text:p>
      <text:p text:style-name="P63"/>
      <text:p text:style-name="P64">a. Se dorește crearea unei diagrame de secventa si e nevoie de un lifeline care sa reprezinte un actor =&gt; se adauga un lifeline pe diagrama si lui i se va asocia un rol – Role1, de ex. Se acceseaza <text:s/>Role1 - <text:s/>acesta are ca și proprietate un type. Pentru acel type, se navigheaza in model si se selecteaza actorul din modelul functional (Use Case Model) de care e nevoie. După care, daca acesta nu e reprezentat implicit ca si actor, click dreapta &gt; Format &gt; Stereotype Display &gt; Icon.</text:p>
      <text:p text:style-name="P65"/>
      <text:p text:style-name="P66">b. E nevoie de un lifeline care sa reprezinte un obiect din aplicatie =&gt; se adauga pe diagrama acel lifeline, lui i se asociaza un rol - Role2. Se adauga mai intai pe diagrama de clase aferenta modelului structural de proiectare clasa a carui instanta e respectivul obiect. Dupa care se seteaza atributul type al lui Role2 la acea clasa (selectata din Design Model). Se adauga din nou si clasele din modelul conceptual, fiindca va fi nevoie ca acestea să fie rafinate aici (prin adaugare de operatii, atribute, relatii, etc.).</text:p>
      <text:p text:style-name="P67"/>
      <text:p text:style-name="P68">c. Numele de roluri setate pentru lifeline-urile din diagrama de secvența vor corespunde numelor de rol folosite în adnotarea relațiilor de asociere din diagrama de clase aferenta modelului structural de proiectare. Ele pot fi omise, dacă nu sunt relevante (pentru actori, de ex.).</text:p>
      <text:p text:style-name="P69"/>
      <text:p text:style-name="P70">d. E nevoie de un mesaj intre doua<text:s/>lifeline-uri =&gt; se adauga obiectul mesaj din toolbar pe diagrama, dupa care acesta trebuie etichetat cu un nume de metoda. Se acceseaza mai intai clasa obiectului tinta, se adauga acea operatie, dupa care se revine la mesaj si i se seteaza atributul signature, alegand din model operatia nou adaugata. Ulterior, pot fi adaugate și argumente (daca e cazul), pentru ca logica interactiunii sa poată fi urmarita în mod natural.</text:p>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o" fo:country="RO"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ladiela Petrascu</dc:creator>
    <meta:creation-date>2013-02-25T09:39:00Z</meta:creation-date>
    <dc:date>2024-05-08T08:02:00Z</dc:date>
    <meta:template xlink:href="Normal" xlink:type="simple"/>
    <meta:editing-cycles>5</meta:editing-cycles>
    <meta:editing-duration>PT900S</meta:editing-duration>
    <meta:document-statistic meta:page-count="1" meta:paragraph-count="12" meta:word-count="969" meta:character-count="6481" meta:row-count="46" meta:non-whitespace-character-count="5524"/>
  </office:meta>
</office:document-meta>
</file>